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9697" officeooo:paragraph-rsid="00159697"/>
    </style:style>
    <style:style style:name="P2" style:family="paragraph" style:parent-style-name="Standard">
      <style:text-properties officeooo:rsid="0016250f" officeooo:paragraph-rsid="0016250f"/>
    </style:style>
    <style:style style:name="P3" style:family="paragraph" style:parent-style-name="Standard">
      <style:text-properties officeooo:rsid="0016b90c" officeooo:paragraph-rsid="0016b9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6"/>x: 0.0638036906956</text:p>
      <text:p text:style-name="P2"><text:s text:c="6"/>y: 0.0540022636628</text:p>
      <text:p text:style-name="P2"><text:s text:c="6"/>z: 0.0</text:p>
      <text:p text:style-name="P2"><text:s text:c="4"/>orientation: </text:p>
      <text:p text:style-name="P2"><text:s text:c="6"/>x: 0.0</text:p>
      <text:p text:style-name="P2"><text:s text:c="6"/>y: 0.0</text:p>
      <text:p text:style-name="P2"><text:s text:c="6"/>z: -0.959609576409</text:p>
      <text:p text:style-name="P2"><text:s text:c="6"/>w: 0.281335139762</text:p>
      <text:p text:style-name="P2"/>
      <text:p text:style-name="P3"><text:s text:c="4"/>position: </text:p>
      <text:p text:style-name="P3"><text:s text:c="6"/>x: -1.90124212399</text:p>
      <text:p text:style-name="P3"><text:s text:c="6"/>y: -1.22099063492</text:p>
      <text:p text:style-name="P3"><text:s text:c="6"/>z: 0.0</text:p>
      <text:p text:style-name="P3"><text:s text:c="4"/>orientation: </text:p>
      <text:p text:style-name="P3"><text:s text:c="6"/>x: 0.0</text:p>
      <text:p text:style-name="P3"><text:s text:c="6"/>y: 0.0</text:p>
      <text:p text:style-name="P3"><text:s text:c="6"/>z: -0.958133706398</text:p>
      <text:p text:style-name="P3"><text:s text:c="6"/>w: 0.286321149523</text:p>
      <text:p text:style-name="P3"/>
      <text:p text:style-name="P3"/>
      <text:p text:style-name="P3"><text:s text:c="4"/>position: </text:p>
      <text:p text:style-name="P3"><text:s text:c="6"/>x: -1.91177653191</text:p>
      <text:p text:style-name="P3"><text:s text:c="6"/>y: -1.22028911003</text:p>
      <text:p text:style-name="P3"><text:s text:c="6"/>z: 0.0</text:p>
      <text:p text:style-name="P3"><text:s text:c="4"/>orientation: </text:p>
      <text:p text:style-name="P3"><text:s text:c="6"/>x: 0.0</text:p>
      <text:p text:style-name="P3"><text:s text:c="6"/>y: 0.0</text:p>
      <text:p text:style-name="P3"><text:s text:c="6"/>z: -0.999999219701</text:p>
      <text:p text:style-name="P3"><text:s text:c="6"/>w: 0.00124923846944</text:p>
      <text:p text:style-name="P3"/>
      <text:p text:style-name="P3"><text:s text:c="4"/>position: </text:p>
      <text:p text:style-name="P3"><text:s text:c="6"/>x: -7.79428451344</text:p>
      <text:p text:style-name="P3"><text:s text:c="6"/>y: -1.18697388042</text:p>
      <text:p text:style-name="P3"><text:s text:c="6"/>z: 0.0</text:p>
      <text:p text:style-name="P3"><text:s text:c="4"/>orientation: </text:p>
      <text:p text:style-name="P3"><text:s text:c="6"/>x: 0.0</text:p>
      <text:p text:style-name="P3"><text:s text:c="6"/>y: 0.0</text:p>
      <text:p text:style-name="P3"><text:s text:c="6"/>z: 0.999970762688</text:p>
      <text:p text:style-name="P3"><text:s text:c="6"/>w: 0.00764681434888</text:p>
      <text:p text:style-name="P3"/>
      <text:p text:style-name="P3"><text:s text:c="4"/>position: </text:p>
      <text:p text:style-name="P3"><text:s text:c="6"/>x: -7.89190328585</text:p>
      <text:p text:style-name="P3"><text:s text:c="6"/>y: -1.22165445912</text:p>
      <text:p text:style-name="P3"><text:s text:c="6"/>z: 0.0</text:p>
      <text:p text:style-name="P3"><text:s text:c="4"/>orientation: </text:p>
      <text:p text:style-name="P3"><text:s text:c="6"/>x: 0.0</text:p>
      <text:p text:style-name="P3"><text:s text:c="6"/>y: 0.0</text:p>
      <text:p text:style-name="P3"><text:s text:c="6"/>z: -0.70452631593</text:p>
      <text:p text:style-name="P3"><text:s text:c="6"/>w: 0.709677863655</text:p>
      <text:p text:style-name="P3"/>
      <text:p text:style-name="P3"><text:s text:c="2"/>pose: </text:p>
      <text:p text:style-name="P3"><text:s text:c="4"/>position: </text:p>
      <text:p text:style-name="P3"><text:soft-page-break/><text:s text:c="6"/>x: -7.85617835157</text:p>
      <text:p text:style-name="P3"><text:s text:c="6"/>y: -4.16865581579</text:p>
      <text:p text:style-name="P3"><text:s text:c="6"/>z: 0.0</text:p>
      <text:p text:style-name="P3"><text:s text:c="4"/>orientation: </text:p>
      <text:p text:style-name="P3"><text:s text:c="6"/>x: 0.0</text:p>
      <text:p text:style-name="P3"><text:s text:c="6"/>y: 0.0</text:p>
      <text:p text:style-name="P3"><text:s text:c="6"/>z: -0.702545729177</text:p>
      <text:p text:style-name="P3"><text:s text:c="6"/>w: 0.711638600987</text:p>
      <text:p text:style-name="P3"/>
      <text:p text:style-name="P3"><text:s text:c="4"/>position: </text:p>
      <text:p text:style-name="P3"><text:s text:c="6"/>x: -7.82618892801</text:p>
      <text:p text:style-name="P3"><text:s text:c="6"/>y: -4.28443709777</text:p>
      <text:p text:style-name="P3"><text:s text:c="6"/>z: 0.0</text:p>
      <text:p text:style-name="P3"><text:s text:c="4"/>orientation: </text:p>
      <text:p text:style-name="P3"><text:s text:c="6"/>x: 0.0</text:p>
      <text:p text:style-name="P3"><text:s text:c="6"/>y: 0.0</text:p>
      <text:p text:style-name="P3"><text:s text:c="6"/>z: 0.00879235933863</text:p>
      <text:p text:style-name="P3"><text:s text:c="6"/>w: 0.999961346462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2:34:26.356187503</meta:creation-date>
    <dc:date>2018-10-01T13:13:05.459790875</dc:date>
    <meta:editing-duration>PT7M58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2" meta:paragraph-count="63" meta:word-count="112" meta:character-count="1119" meta:non-whitespace-character-count="708"/>
  </office:meta>
</office:document-meta>
</file>